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1987e" officeooo:paragraph-rsid="0031987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1987e" officeooo:paragraph-rsid="003d42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89bed" officeooo:paragraph-rsid="00389be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d42e1" officeooo:paragraph-rsid="003d42e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1efc0" officeooo:paragraph-rsid="00405d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1efc0" officeooo:paragraph-rsid="00405d6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9eb27"/>
    </style:style>
    <style:style style:name="P12" style:family="paragraph" style:parent-style-name="Standard" style:list-style-name="L1">
      <style:text-properties officeooo:paragraph-rsid="00405d63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" fo:font-size="12pt" officeooo:rsid="002a3d2c" officeooo:paragraph-rsid="00405d63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405d6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3f0b1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b779" officeooo:paragraph-rsid="0031b77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b779" officeooo:paragraph-rsid="0031b779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d84f" officeooo:paragraph-rsid="0035d84f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2e1" officeooo:paragraph-rsid="003d42e1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41e27" officeooo:paragraph-rsid="00341e27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31987e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41e27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31987e"/>
    </style:style>
    <style:style style:name="T1" style:family="text">
      <style:text-properties officeooo:rsid="001d53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331a1" style:font-name-asian="DejaVu Sans Condensed1" style:font-weight-asian="bold" style:font-name-complex="DejaVu Sans Condensed1" style:font-weight-complex="bold"/>
    </style:style>
    <style:style style:name="T4" style:family="text">
      <style:text-properties officeooo:rsid="0031987e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31987e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341e27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36bd1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35b61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2c0f0a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29b5a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22666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41e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31987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3a894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fff8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198d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1b62e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officeooo:rsid="002a3d2c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2c0f0a" style:font-size-asian="12pt" style:font-size-complex="12pt"/>
    </style:style>
    <style:style style:name="T25" style:family="text">
      <style:text-properties officeooo:rsid="005331a1"/>
    </style:style>
    <style:style style:name="T26" style:family="text">
      <style:text-properties officeooo:rsid="0033f0b1"/>
    </style:style>
    <style:style style:name="T27" style:family="text">
      <style:text-properties officeooo:rsid="0035b61b"/>
    </style:style>
    <style:style style:name="T28" style:family="text">
      <style:text-properties officeooo:rsid="003d42e1"/>
    </style:style>
    <style:style style:name="T29" style:family="text">
      <style:text-properties officeooo:rsid="0041efc0"/>
    </style:style>
    <style:style style:name="T30" style:family="text">
      <style:text-properties officeooo:rsid="002a3d2c"/>
    </style:style>
    <style:style style:name="T31" style:family="text">
      <style:text-properties officeooo:rsid="002c0f0a"/>
    </style:style>
    <style:style style:name="T32" style:family="text">
      <style:text-properties officeooo:rsid="0029b5a0"/>
    </style:style>
    <style:style style:name="T33" style:family="text">
      <style:text-properties fo:font-weight="normal" officeooo:rsid="0029b5a0" style:font-weight-asian="normal" style:font-weight-complex="normal"/>
    </style:style>
    <style:style style:name="T34" style:family="text">
      <style:text-properties fo:font-weight="normal" officeooo:rsid="002c0f0a" style:font-weight-asian="normal" style:font-weight-complex="normal"/>
    </style:style>
    <style:style style:name="T35" style:family="text">
      <style:text-properties officeooo:rsid="00405d63"/>
    </style:style>
    <style:style style:name="T36" style:family="text">
      <style:text-properties officeooo:rsid="004226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0">4</text:span><text:span text:style-name="T21">0</text:span><text:span text:style-name="T20">3</text:span><text:span text:style-name="T15"> - </text:span><text:span text:style-name="T17">A/</text:span><text:span text:style-name="T18">A</text:span><text:span text:style-name="T16"> - </text:span><text:span text:style-name="T19">Sparrow and Phoenix</text:span></text:p>
      <text:p text:style-name="P1"/>
      <text:p text:style-name="P2">Master Arm ... ON</text:p>
      <text:p text:style-name="P2"><text:span text:style-name="T4">Display Mode buttons ...</text:span> A/<text:span text:style-name="T1">A </text:span><text:span text:style-name="T4">(Mode dial 3)</text:span></text:p>
      <text:p text:style-name="P3"/>
      <text:p text:style-name="P6">Best sustained turn ... ~320 kts with maneuvering flaps down (Gray Reset Hat forward)</text:p>
      <text:p text:style-name="P9"/>
      <text:p text:style-name="P8">ACM radar modes</text:p>
      <text:p text:style-name="P10">Middle Finger Hat controls ACM modes:</text:p>
      <text:list xml:id="list664612357" text:style-name="L1">
        <text:list-item>
          <text:p text:style-name="P12"><text:span text:style-name="T22">P</text:span><text:span text:style-name="T23">: </text:span><text:span text:style-name="T22">PLM button </text:span><text:span text:style-name="T24">(Pilot Lockon Mode, press and hold to lock target at boresight within 5 nmi)</text:span></text:p>
        </text:list-item>
        <text:list-item>
          <text:p text:style-name="P13">U: Target designate up / VSL HI <text:span text:style-name="T31">(</text:span><text:span text:style-name="T33">Vertical Scan Lockon, 5 deg wide, +15 deg to +55 deg, </text:span><text:span text:style-name="T34">5 nmi)</text:span></text:p>
        </text:list-item>
        <text:list-item>
          <text:p text:style-name="P12"><text:span text:style-name="T22">D: Target designate down / VSL LO </text:span><text:span text:style-name="T24">(</text:span><text:span text:style-name="T10">Vertical Scan Lockon, 5 deg wide, -15 deg to +25 deg, </text:span><text:span text:style-name="T9">5 nmi)</text:span></text:p>
        </text:list-item>
        <text:list-item>
          <text:p text:style-name="P14"><text:span text:style-name="T29">R</text:span><text:span text:style-name="T30">: Target designate forward / PAL </text:span><text:span text:style-name="T31">(</text:span><text:span text:style-name="T32">Pilot Automatic Lockon, 20 deg </text:span><text:span text:style-name="T31">wide</text:span><text:span text:style-name="T32"> 8-bar scan, 15 nm</text:span><text:span text:style-name="T31">)</text:span></text:p>
        </text:list-item>
      </text:list>
      <text:p text:style-name="P9"/>
      <text:p text:style-name="P4">AIM-7 Sparrow</text:p>
      <text:list xml:id="list2553748898" text:style-name="L2">
        <text:list-item>
          <text:p text:style-name="P15"><text:span text:style-name="T2">MSL PREP</text:span> buttons ... <text:span text:style-name="T2">ON</text:span> (UFC)</text:p>
        </text:list-item>
      </text:list>
      <text:list xml:id="list283786499" text:style-name="L3">
        <text:list-item>
          <text:list>
            <text:list-item>
              <text:p text:style-name="P16">Takes 2 minutes to warm up missiles. <text:s/>Station indicators above VDI show checkerboards when ready.</text:p>
            </text:list-item>
          </text:list>
        </text:list-item>
      </text:list>
      <text:list xml:id="list183429585244194" text:continue-list="list2553748898" text:style-name="L2">
        <text:list-item>
          <text:p text:style-name="P25"><text:span text:style-name="T13">Weapon Selector</text:span><text:span text:style-name="T5"> switch ... </text:span><text:span text:style-name="T13">SP / PH</text:span><text:span text:style-name="T5"> (</text:span><text:span text:style-name="T13">Dish Hat up/down</text:span><text:span text:style-name="T5">, </text:span><text:span text:style-name="T13">Dish Hat press</text:span><text:span text:style-name="T5"> to toggle SP </text:span><text:span text:style-name="T7">or</text:span><text:span text:style-name="T5"> PH)</text:span></text:p>
        </text:list-item>
        <text:list-item>
          <text:p text:style-name="P15"><text:span text:style-name="T2">MODE/STP</text:span> buttons ... <text:span text:style-name="T2">As desired</text:span></text:p>
          <text:list>
            <text:list-item>
              <text:p text:style-name="P15">NORM for STT targets</text:p>
            </text:list-item>
            <text:list-item>
              <text:p text:style-name="P15">BRSIT for flood mode</text:p>
            </text:list-item>
          </text:list>
        </text:list-item>
        <text:list-item>
          <text:p text:style-name="P15">Acquire target lock.</text:p>
        </text:list-item>
        <text:list-item>
          <text:p text:style-name="P15">VDI shows Max and Min range on vertical line. <text:s/>Put <text:span text:style-name="T25">"</text:span><text:span text:style-name="T3">⊥</text:span><text:span text:style-name="T25">"</text:span> mark in center of black <text:span text:style-name="T35">ASE </text:span>circle for best lead.</text:p>
        </text:list-item>
        <text:list-item>
          <text:p text:style-name="P20">HUD shows closure on left side, range on right side.</text:p>
        </text:list-item>
        <text:list-item>
          <text:p text:style-name="P15">When in range, fire with <text:span text:style-name="T2">Trigger</text:span>. <text:s/><text:span text:style-name="T26">Takes a few seconds for the missile to fire after trigger is pressed.</text:span></text:p>
        </text:list-item>
      </text:list>
      <text:p text:style-name="P9"/>
      <text:p text:style-name="P5">AIM-54 Phoenix</text:p>
      <text:list xml:id="list3750574276" text:style-name="L4">
        <text:list-item>
          <text:p text:style-name="P24">Missile<text:tab/><text:tab/><text:tab/>Smoke<text:tab/>Range<text:tab/>Weight<text:tab/>Elec.<text:tab/><text:tab/><text:span text:style-name="T27">Speed</text:span></text:p>
        </text:list-item>
        <text:list-item>
          <text:p text:style-name="P26"><text:span text:style-name="T12">AIM-54A Mk47 </text:span><text:span text:style-name="T14">(Mod 0)</text:span><text:span text:style-name="T6"><text:tab/>Yes<text:tab/><text:tab/></text:span><text:span text:style-name="T7">3<text:tab/></text:span><text:span text:style-name="T6"><text:tab/>978 lbs<text:tab/>Analog<text:tab/></text:span><text:span text:style-name="T8">2</text:span></text:p>
        </text:list-item>
        <text:list-item>
          <text:p text:style-name="P26"><text:span text:style-name="T12">AIM-54A Mk60<text:tab/></text:span><text:span text:style-name="T6"><text:tab/>Yes<text:tab/><text:tab/></text:span><text:span text:style-name="T7">1<text:tab/></text:span><text:span text:style-name="T6"><text:tab/>1040 lbs<text:tab/>Analog<text:tab/></text:span><text:span text:style-name="T8">1</text:span></text:p>
        </text:list-item>
        <text:list-item>
          <text:p text:style-name="P26"><text:span text:style-name="T12">AIM-54C Mk47 </text:span><text:span text:style-name="T14">(Mod1)</text:span><text:span text:style-name="T6"><text:tab/></text:span><text:span text:style-name="T11">Less</text:span><text:span text:style-name="T6"><text:tab/><text:tab/></text:span><text:span text:style-name="T7">2</text:span><text:span text:style-name="T6"><text:tab/><text:tab/>1027 lbs<text:tab/>Digital<text:tab/><text:tab/></text:span><text:span text:style-name="T8">3</text:span></text:p>
        </text:list-item>
      </text:list>
      <text:p text:style-name="P4"><text:span text:style-name="T28">S</text:span>ingle target</text:p>
      <text:list xml:id="list930419810" text:style-name="L5">
        <text:list-item>
          <text:p text:style-name="P17"><text:span text:style-name="T2">MSL PREP</text:span> buttons ... <text:span text:style-name="T2">ON</text:span> (UFC)</text:p>
        </text:list-item>
      </text:list>
      <text:list xml:id="list2259755933" text:style-name="L6">
        <text:list-item>
          <text:list>
            <text:list-item>
              <text:p text:style-name="P19">Takes 2 minutes to warm up missiles. <text:s/>Station indicators above VDI show checkerboards when ready.</text:p>
            </text:list-item>
          </text:list>
        </text:list-item>
      </text:list>
      <text:list xml:id="list183429612574272" text:continue-list="list930419810" text:style-name="L5">
        <text:list-item>
          <text:p text:style-name="P27"><text:span text:style-name="T13">Weapon Selector</text:span><text:span text:style-name="T5"> switch ... </text:span><text:span text:style-name="T13">SP / PH</text:span><text:span text:style-name="T5"> (</text:span><text:span text:style-name="T13">Dish Hat up/down</text:span><text:span text:style-name="T5">, </text:span><text:span text:style-name="T13">Dish Hat press</text:span><text:span text:style-name="T5"> to toggle SP </text:span><text:span text:style-name="T7">or</text:span><text:span text:style-name="T5"> PH)</text:span></text:p>
        </text:list-item>
        <text:list-item>
          <text:p text:style-name="P17"><text:span text:style-name="T2">MODE/STP</text:span> buttons ... <text:span text:style-name="T2">As desired</text:span></text:p>
          <text:list>
            <text:list-item>
              <text:p text:style-name="P17">NORM for STT targets</text:p>
            </text:list-item>
            <text:list-item>
              <text:p text:style-name="P17">BRSIT for flood mode</text:p>
            </text:list-item>
          </text:list>
        </text:list-item>
        <text:list-item>
          <text:p text:style-name="P17">Acquire target lock.</text:p>
        </text:list-item>
        <text:list-item>
          <text:p text:style-name="P17">VDI shows Max and Min range on vertical line. <text:s/>Put <text:span text:style-name="T25">"</text:span><text:span text:style-name="T3">⊥</text:span><text:span text:style-name="T25">"</text:span> mark in center of black circle for best lead.</text:p>
        </text:list-item>
        <text:list-item>
          <text:p text:style-name="P21">HUD shows closure on left side, range on right side.</text:p>
        </text:list-item>
        <text:list-item>
          <text:p text:style-name="P18">When in range, fire with <text:span text:style-name="T2">Trigger</text:span>. <text:s/><text:span text:style-name="T26">Takes a few seconds for the missile to fire after trigger is pressed.</text:span></text:p>
        </text:list-item>
        <text:list-item>
          <text:p text:style-name="P22">Must maintain lock until missile goes active ~16 secs before impact. <text:s/>The "go active" command is sent from the plane; the missile will not go active on its own after a certain amount of time.</text:p>
        </text:list-item>
      </text:list>
      <text:p text:style-name="P7">TWS multiple targets</text:p>
      <text:list xml:id="list1927094256" text:style-name="L7">
        <text:list-item>
          <text:p text:style-name="P23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8:33:26.813000000</dc:date>
    <meta:editing-duration>PT10H18M1S</meta:editing-duration>
    <meta:editing-cycles>5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0" meta:word-count="432" meta:character-count="2198" meta:non-whitespace-character-count="1818"/>
  </office:meta>
</office:document-meta>
</file>